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409in"/>
    </style:style>
    <style:style style:name="co2" style:family="table-column">
      <style:table-column-properties fo:break-before="auto" style:column-width="2.31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4472in"/>
    </style:style>
    <style:style style:name="co5" style:family="table-column">
      <style:table-column-properties fo:break-before="auto" style:column-width="1.8681in"/>
    </style:style>
    <style:style style:name="ro1" style:family="table-row">
      <style:table-row-properties style:row-height="0.244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automatic" loext:vertical-justify="auto"/>
      <style:paragraph-properties css3t:text-justify="auto" fo:margin-left="0in" style:writing-mode="lr-tb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fo:background-color="transparent"/>
      <style:text-properties style:font-name="Liberation Sans"/>
    </style:style>
    <style:style style:name="ce9" style:family="table-cell" style:parent-style-name="Default">
      <style:table-cell-properties fo:background-color="transparent"/>
    </style:style>
    <style:style style:name="ce2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5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6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7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2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Internet Addresses" table:style-name="ta1">
        <table:table-column table:style-name="co1" table:default-cell-style-name="Default"/>
        <table:table-column table:style-name="co2" table:default-cell-style-name="ce6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Category / List</text:p>
          </table:table-cell>
          <table:table-cell table:style-name="ce1" office:value-type="string" calcext:value-type="string">
            <text:p>Internet Address</text:p>
          </table:table-cell>
          <table:table-cell table:style-name="ce1" office:value-type="string" calcext:value-type="string">
            <text:p>Tags</text:p>
          </table:table-cell>
          <table:table-cell table:style-name="ce1" table:number-columns-repeated="1021"/>
        </table:table-row>
        <table:table-row table:style-name="ro2">
          <table:table-cell office:value-type="string" calcext:value-type="string">
            <text:p>waterschappen, testsites</text:p>
          </table:table-cell>
          <table:table-cell office:value-type="string" calcext:value-type="string">
            <text:p>aaenmaas.nl</text:p>
          </table:table-cell>
          <table:table-cell office:value-type="string" calcext:value-type="string">
            <text:p>te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agv.nl, www.agv.nl</text:p>
          </table:table-cell>
          <table:table-cell office:value-type="string" calcext:value-type="string">
            <text:p>te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brabantsedel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uvw.nl, waterschapp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dommel.nl</text:p>
          </table:table-cell>
          <table:table-cell office:value-type="string" calcext:value-type="string">
            <text:p>waterscha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hhdelfland.nl</text:p>
          </table:table-cell>
          <table:table-cell office:value-type="string" calcext:value-type="string">
            <text:p>waterscha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dodel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hhn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shd.nl</text:p>
          </table:table-cell>
          <table:table-cell office:value-type="string" calcext:value-type="string">
            <text:p>te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hunzeenaas.nl</text:p>
          </table:table-cell>
          <table:table-cell office:value-type="string" calcext:value-type="string">
            <text:p>te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noorderzijlv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rij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rijnland.net</text:p>
          </table:table-cell>
          <table:table-cell office:value-type="string" calcext:value-type="string">
            <text:p>waterscha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aterschaprivierenland.nl</text:p>
          </table:table-cell>
          <table:table-cell office:value-type="string" calcext:value-type="string">
            <text:p>waterscha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scheldestrom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schielandenkrimenerwaar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, testsites</text:p>
          </table:table-cell>
          <table:table-cell office:value-type="string" calcext:value-type="string">
            <text:p>hdsr.nl</text:p>
          </table:table-cell>
          <table:table-cell office:value-type="string" calcext:value-type="string">
            <text:p>test, waterschap, ext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vallei-veluwe.nl</text:p>
          </table:table-cell>
          <table:table-cell office:value-type="string" calcext:value-type="string">
            <text:p>test, waterschap, ext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vechtstromen.nl</text:p>
          </table:table-cell>
          <table:table-cell office:value-type="string" calcext:value-type="string">
            <text:p>test, waterschap, ext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aterschaplimburg.nl</text:p>
          </table:table-cell>
          <table:table-cell office:value-type="string" calcext:value-type="string">
            <text:p>test, waterschap, ext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etterskipfrysl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, testsites</text:p>
          </table:table-cell>
          <table:table-cell office:value-type="string" calcext:value-type="string">
            <text:p>zuiderzeeland.nl</text:p>
          </table:table-cell>
          <table:table-cell office:value-type="string" calcext:value-type="string">
            <text:p>extra</text:p>
          </table:table-cell>
          <table:table-cell table:number-columns-repeated="1021"/>
        </table:table-row>
        <table:table-row table:style-name="ro2" table:number-rows-repeated="2">
          <table:table-cell/>
          <table:table-cell table:style-name="ce7"/>
          <table:table-cell table:number-columns-repeated="1022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9"/>
          <table:table-cell table:number-columns-repeated="1022"/>
        </table:table-row>
      </table:table>
      <table:table table:name="Statistics" table:style-name="ta1">
        <table:table-column table:style-name="co4" table:default-cell-style-name="ce22"/>
        <table:table-column table:style-name="co5" table:default-cell-style-name="ce26"/>
        <table:table-column table:style-name="co3" table:number-columns-repeated="2" table:default-cell-style-name="Default"/>
        <table:table-row table:style-name="ro2">
          <table:table-cell table:style-name="ce20" office:value-type="string" calcext:value-type="string">
            <text:p>Category / List</text:p>
          </table:table-cell>
          <table:table-cell table:style-name="ce24" office:value-type="string" calcext:value-type="string">
            <text:p>Count - Website</text:p>
          </table:table-cell>
          <table:table-cell/>
          <table:table-cell office:value-type="string" calcext:value-type="string">
            <text:p>To Reload: right click the table and choose “refresh”</text:p>
          </table:table-cell>
        </table:table-row>
        <table:table-row table:style-name="ro2">
          <table:table-cell table:style-name="ce21" office:value-type="string" calcext:value-type="string">
            <text:p>adwa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das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terschappen, testsite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empty)</text:p>
          </table:table-cell>
          <table:table-cell table:style-name="ce27"/>
          <table:table-cell table:number-columns-repeated="2"/>
        </table:table-row>
        <table:table-row table:style-name="ro2">
          <table:table-cell table:style-name="ce23" office:value-type="string" calcext:value-type="string">
            <text:p>Total Result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2"/>
        </table:table-row>
      </table:table>
      <table:named-expressions>
        <table:named-range table:name="data" table:base-cell-address="$'Internet Addresses'.$B$1" table:cell-range-address="$'Internet Addresses'.$A$1:.$B$1048576"/>
      </table:named-expressions>
      <table:data-pilot-tables>
        <table:data-pilot-table table:name="DataPilot1" table:application-data="" table:target-range-address="Statistics.A1:Statistics.B7" table:buttons="Statistics.A1" table:show-filter-button="false" table:drill-down-on-double-click="false">
          <table:source-cell-range table:name="data" table:cell-range-address="'Internet Addresses'.A1:'Internet Addresses'.B1048576"/>
          <table:data-pilot-field table:source-field-name="Category / List" table:orientation="row" table:used-hierarchy="0" table:function="auto">
            <table:data-pilot-level table:show-empty="false" calcext:repeat-item-labels="false">
              <table:data-pilot-members>
                <table:data-pilot-member table:name="waterschappen" table:display="true" table:show-details="true"/>
                <table:data-pilot-member table:name="waterschappen, testsites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ebsite" table:orientation="data" table:used-hierarchy="0" table:function="count">
            <table:data-pilot-level table:show-empty="false" calcext:repeat-item-labels="false">
              <table:data-pilot-members>
                <table:data-pilot-member table:name="aaenmaas.nl" table:display="true" table:show-details="true"/>
                <table:data-pilot-member table:name="agv.nl, www.agv.nl" table:display="true" table:show-details="true"/>
                <table:data-pilot-member table:name="brabantsedelta.nl" table:display="true" table:show-details="true"/>
                <table:data-pilot-member table:name="dommel.nl" table:display="true" table:show-details="true"/>
                <table:data-pilot-member table:name="hdsr.nl" table:display="true" table:show-details="true"/>
                <table:data-pilot-member table:name="hhdelfland.nl" table:display="true" table:show-details="true"/>
                <table:data-pilot-member table:name="hhnk.nl" table:display="true" table:show-details="true"/>
                <table:data-pilot-member table:name="hunzeenaas.nl" table:display="true" table:show-details="true"/>
                <table:data-pilot-member table:name="noorderzijlvest.nl" table:display="true" table:show-details="true"/>
                <table:data-pilot-member table:name="rijnland.net" table:display="true" table:show-details="true"/>
                <table:data-pilot-member table:name="scheldestromen.nl" table:display="true" table:show-details="true"/>
                <table:data-pilot-member table:name="schielandenkrimenerwaard.nl" table:display="true" table:show-details="true"/>
                <table:data-pilot-member table:name="uvw.nl, waterschappen.nl" table:display="true" table:show-details="true"/>
                <table:data-pilot-member table:name="vallei-veluwe.nl" table:display="true" table:show-details="true"/>
                <table:data-pilot-member table:name="vechtstromen.nl" table:display="true" table:show-details="true"/>
                <table:data-pilot-member table:name="waterschaplimburg.nl" table:display="true" table:show-details="true"/>
                <table:data-pilot-member table:name="waterschaprivierenland.nl" table:display="true" table:show-details="true"/>
                <table:data-pilot-member table:name="wdodelta.nl" table:display="true" table:show-details="true"/>
                <table:data-pilot-member table:name="wetterskipfryslan.nl" table:display="true" table:show-details="true"/>
                <table:data-pilot-member table:name="wrij.nl" table:display="true" table:show-details="true"/>
                <table:data-pilot-member table:name="wshd.nl" table:display="true" table:show-details="true"/>
                <table:data-pilot-member table:name="zuiderzeeland.nl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35">
      <number:minutes number:style="long"/>
      <number:text>:</number:text>
      <number:seconds number:style="long" number:decimal-places="1"/>
    </number:time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time-style style:name="N133">
      <number:minutes number:style="long"/>
      <number:text>:</number:text>
      <number:seconds number:style="long"/>
    </number:time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3">00/00/0000</text:date>, <text:time style:data-style-name="N2" text:time-value="14:32:53.5348640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3-20T09:06:57.702460622</meta:creation-date>
    <dc:date>2023-03-03T14:36:52.118908793</dc:date>
    <meta:editing-duration>PT15M53S</meta:editing-duration>
    <meta:editing-cycles>8</meta:editing-cycles>
    <meta:generator>LibreOffice/7.3.2.2$MacOSX_AARCH64 LibreOffice_project/49f2b1bff42cfccbd8f788c8dc32c1c309559be0</meta:generator>
    <meta:document-statistic meta:table-count="2" meta:cell-count="74" meta:object-count="0"/>
  </office:meta>
</office:document-meta>
</file>